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4pt" style:font-size-asian="14pt" style:font-size-complex="14pt"/>
    </style:style>
    <style:style style:name="P2" style:family="paragraph" style:parent-style-name="Standard">
      <style:paragraph-properties fo:text-align="justify" style:justify-single-word="false" fo:hyphenation-ladder-count="no-limit"/>
      <style:text-properties officeooo:paragraph-rsid="0014f262"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officeooo:rsid="00141e4b" officeooo:paragraph-rsid="00141e4b" style:font-size-asian="11pt" style:font-size-complex="11pt" fo:hyphenate="true" fo:hyphenation-remain-char-count="2" fo:hyphenation-push-char-count="2" loext:hyphenation-no-caps="false"/>
    </style:style>
    <style:style style:name="P4" style:family="paragraph" style:parent-style-name="Standard" style:list-style-name="L1">
      <style:paragraph-properties fo:text-align="justify" style:justify-single-word="false" fo:hyphenation-ladder-count="no-limit"/>
      <style:text-properties fo:font-size="11pt" fo:language="en" fo:country="US" fo:font-style="normal" officeooo:rsid="0014f26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list-style-name="L2">
      <style:paragraph-properties fo:text-align="justify" style:justify-single-word="false" fo:hyphenation-ladder-count="no-limit"/>
      <style:text-properties fo:font-size="11pt" fo:language="en" fo:country="US" fo:font-style="normal" officeooo:rsid="0014f262" officeooo:paragraph-rsid="0014f262"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list-style-name="L3">
      <style:paragraph-properties fo:text-align="justify" style:justify-single-word="false" fo:hyphenation-ladder-count="no-limit"/>
      <style:text-properties fo:font-size="11pt" fo:language="en" fo:country="US" fo:font-style="normal" officeooo:rsid="0014f262" officeooo:paragraph-rsid="0014f262" style:font-size-asian="11pt" style:font-style-asian="normal" style:font-size-complex="11pt" style:font-style-complex="normal"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8" style:family="paragraph" style:parent-style-name="Standard" style:list-style-name="L4">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9" style:family="paragraph" style:parent-style-name="Standard" style:list-style-name="L5">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d082" style:font-size-asian="11pt" style:font-style-asian="normal" style:font-size-complex="11pt" style:font-style-complex="normal"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fo:font-size="11pt" officeooo:paragraph-rsid="00141e4b" style:font-size-asian="11pt" style:font-size-complex="11pt" fo:hyphenate="true" fo:hyphenation-remain-char-count="2" fo:hyphenation-push-char-count="2" loext:hyphenation-no-caps="false"/>
    </style:style>
    <style:style style:name="P12" style:family="paragraph" style:parent-style-name="Standard" style:list-style-name="L2">
      <style:paragraph-properties fo:text-align="justify" style:justify-single-word="false" fo:hyphenation-ladder-count="no-limit"/>
      <style:text-properties fo:font-size="11pt" officeooo:paragraph-rsid="0014f262" style:font-size-asian="11pt" style:font-size-complex="11pt" fo:hyphenate="true" fo:hyphenation-remain-char-count="2" fo:hyphenation-push-char-count="2" loext:hyphenation-no-caps="false"/>
    </style:style>
    <style:style style:name="P13" style:family="paragraph" style:parent-style-name="Standard" style:list-style-name="L1">
      <style:paragraph-properties fo:text-align="justify" style:justify-single-word="false" fo:hyphenation-ladder-count="no-limit"/>
      <style:text-properties fo:font-size="11pt" officeooo:rsid="0014f262" officeooo:paragraph-rsid="0014f262" style:font-size-asian="11pt" style:font-size-complex="11pt" fo:hyphenate="true" fo:hyphenation-remain-char-count="2" fo:hyphenation-push-char-count="2" loext:hyphenation-no-caps="false"/>
    </style:style>
    <style:style style:name="P14" style:family="paragraph" style:parent-style-name="Standard" style:list-style-name="L3">
      <style:paragraph-properties fo:text-align="justify" style:justify-single-word="false" fo:hyphenation-ladder-count="no-limit"/>
      <style:text-properties fo:font-size="11pt" officeooo:rsid="0014f262" officeooo:paragraph-rsid="0014f262" style:font-size-asian="11pt" style:font-size-complex="11pt" fo:hyphenate="true" fo:hyphenation-remain-char-count="2" fo:hyphenation-push-char-count="2" loext:hyphenation-no-caps="false"/>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41e4b" style:font-style-asian="normal" style:font-style-complex="normal"/>
    </style:style>
    <style:style style:name="T3" style:family="text">
      <style:text-properties fo:language="en" fo:country="US" fo:font-style="normal" officeooo:rsid="0014d082" style:font-style-asian="normal" style:font-style-complex="normal"/>
    </style:style>
    <style:style style:name="T4" style:family="text">
      <style:text-properties fo:language="en" fo:country="US" fo:font-style="normal" officeooo:rsid="0014f262" style:font-style-asian="normal" style:font-style-complex="normal"/>
    </style:style>
    <style:style style:name="T5" style:family="text">
      <style:text-properties officeooo:rsid="0018ddd0"/>
    </style:style>
    <style:style style:name="T6" style:family="text">
      <style:text-properties fo:font-size="11pt" fo:language="en" fo:country="US" fo:font-style="normal" officeooo:rsid="0014d082" style:font-size-asian="11pt" style:font-style-asian="normal" style:font-size-complex="11pt" style:font-style-complex="normal"/>
    </style:style>
    <style:style style:name="T7" style:family="text">
      <style:text-properties fo:font-size="11pt" fo:language="en" fo:country="US" fo:font-style="normal" officeooo:rsid="0018ddd0" style:font-size-asian="11pt" style:font-style-asian="normal" style:font-size-complex="11pt" style:font-style-complex="normal"/>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st setups and proceedings for LoRa evaluation</text:h>
      <text:p text:style-name="P3"/>
      <text:p text:style-name="P3">1. Test: Raw LoRa implementation</text:p>
      <text:p text:style-name="P11"><text:span text:style-name="T2">General functionality of the tested software: 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3">CRC</text:span><text:span text:style-name="T2"> is correct, which leads to the message put into queue being deleted.</text:span></text:p>
      <text:list xml:id="list2867177956" text:style-name="L1">
        <text:list-item>
          <text:p text:style-name="P13"><text:span text:style-name="T2">D</text:span><text:span text:style-name="T1">one:</text:span></text:p>
        </text:list-item>
        <text:list-item>
          <text:p text:style-name="P4">Done:</text:p>
        </text:list-item>
      </text:list>
      <text:p text:style-name="P7"/>
      <text:p text:style-name="P10"><text:s/>2. Test: Raw LoRa implementation with re-transmission of packets:</text:p>
      <text:p text:style-name="P10">General functionality of the tested software: As in the first T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p>
      <text:list xml:id="list3439443750" text:style-name="L2">
        <text:list-item>
          <text:p text:style-name="P12"><text:span text:style-name="T2">D</text:span><text:span text:style-name="T4">one:</text:span></text:p>
        </text:list-item>
        <text:list-item>
          <text:p text:style-name="P5">Done:</text:p>
        </text:list-item>
      </text:list>
      <text:p text:style-name="P10"/>
      <text:p text:style-name="P10">3. Test: Raw LoRa implementation with re-transmission of packets and random back-off:</text:p>
      <text:p text:style-name="P2"><text:span text:style-name="T6">General functionality of the tested software: As in the second Test, with an additional random back-off mechanism. After a message is sent a random value between 0 and 1 is generated. If the values is greater than or equal to 0.4, the message sending interval and the re-transmission interval are randomized (message sending interval </text:span><text:span text:style-name="T7">between</text:span><text:span text:style-name="T6"> 20 s and 40 s, re-transmission interval </text:span><text:span text:style-name="T7">between</text:span><text:span text:style-name="T6"> 2 s and 10 s).</text:span></text:p>
      <text:list xml:id="list2667818102" text:style-name="L3">
        <text:list-item>
          <text:p text:style-name="P14"><text:span text:style-name="T3">D</text:span><text:span text:style-name="T1">one:</text:span></text:p>
        </text:list-item>
        <text:list-item>
          <text:p text:style-name="P6">Done:</text:p>
        </text:list-item>
      </text:list>
      <text:p text:style-name="P7"/>
      <text:p text:style-name="P7">Test proceedings:</text:p>
      <text:p text:style-name="P7">General setup: Set the central receiver one (?) meter away from the four boards up. The boards shall also have a distance of one (?) meter.</text:p>
      <text:list xml:id="list615251650" text:style-name="L4">
        <text:list-item>
          <text:p text:style-name="P8">Let the four boards run for one hour.</text:p>
        </text:list-item>
        <text:list-item>
          <text:p text:style-name="P8">Let the boards run for 30 minutes and unplug board #1 and #2. After two minutes plug board #1 in again. After another two minutes plug board #2 in again.</text:p>
        </text:list-item>
      </text:list>
      <text:list xml:id="list2295363498" text:style-name="L5">
        <text:list-header>
          <text:p text:style-name="P9"/>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6-24T11:26:05.726983956</dc:date>
    <meta:editing-duration>PT25M22S</meta:editing-duration>
    <meta:editing-cycles>8</meta:editing-cycles>
    <meta:generator>LibreOffice/6.4.7.2$Linux_X86_64 LibreOffice_project/40$Build-2</meta:generator>
    <meta:document-statistic meta:table-count="0" meta:image-count="0" meta:object-count="0" meta:page-count="1" meta:paragraph-count="17" meta:word-count="302" meta:character-count="1769" meta:non-whitespace-character-count="1491"/>
  </office:meta>
</office:document-meta>
</file>